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Liberation Sans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O-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language="en" fo:country="US" fo:font-style="normal" fo:font-weight="normal" officeooo:rsid="00313822" officeooo:paragraph-rsid="00313822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2" style:family="paragraph" style:parent-style-name="LO-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language="en" fo:country="US" fo:font-style="normal" fo:font-weight="normal" officeooo:rsid="00321f4f" officeooo:paragraph-rsid="00321f4f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3" style:family="paragraph" style:parent-style-name="LO-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language="en" fo:country="US" fo:font-style="normal" fo:font-weight="normal" officeooo:rsid="0032e6c6" officeooo:paragraph-rsid="0032e6c6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4" style:family="paragraph" style:parent-style-name="LO-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language="en" fo:country="US" fo:font-style="normal" fo:font-weight="normal" officeooo:rsid="00342618" officeooo:paragraph-rsid="00342618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5" style:family="paragraph" style:parent-style-name="LO-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ndara" fo:font-size="13pt" fo:language="en" fo:country="US" fo:font-style="normal" style:text-underline-style="none" fo:font-weight="normal" fo:background-color="transparent" style:font-name-asian="Candara1" style:font-size-asian="13pt" style:font-style-asian="normal" style:font-weight-asian="normal" style:font-name-complex="Candara1" style:font-size-complex="13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Candara" fo:font-size="13pt" fo:language="en" fo:country="US" fo:font-style="normal" style:text-underline-style="none" fo:font-weight="normal" fo:background-color="transparent" style:font-name-asian="Candara1" style:font-size-asian="13pt" style:font-style-asian="normal" style:font-weight-asian="normal" style:font-name-complex="Candara1" style:font-size-complex="13pt"/>
    </style:style>
    <style:style style:name="P7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1ae22c" officeooo:paragraph-rsid="001ae22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8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paragraph-rsid="001ae22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9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1bc999" officeooo:paragraph-rsid="001bc999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0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1d9d2a" officeooo:paragraph-rsid="001d9d2a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1e1bdb" officeooo:paragraph-rsid="001e1bdb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69cd8" officeooo:paragraph-rsid="00269cd8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7fb40" officeooo:paragraph-rsid="0027fb40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7fb40" officeooo:paragraph-rsid="0027fb40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9d4d7" officeooo:paragraph-rsid="0029d4d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6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9fc47" officeooo:paragraph-rsid="0029fc4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7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ad5a6" officeooo:paragraph-rsid="002ad5a6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8" style:family="paragraph" style:parent-style-name="LO-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c1df5" officeooo:paragraph-rsid="002c1df5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9" style:family="paragraph" style:parent-style-name="LO-normal" style:list-style-name="WWNum2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c8b30" officeooo:paragraph-rsid="002c8b30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0" style:family="paragraph" style:parent-style-name="LO-normal" style:list-style-name="WWNum3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c9d15" officeooo:paragraph-rsid="002c9d15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1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fo:font-weight="normal" officeooo:rsid="002ad5a6" officeooo:paragraph-rsid="002ad5a6" fo:background-color="transparent" style:font-name-asian="Candara1" style:font-size-asian="12pt" style:font-style-asian="normal" style:font-weight-asian="normal" style:font-name-complex="Candara1" style:font-size-complex="12pt"/>
    </style:style>
    <style:style style:name="P22" style:family="paragraph" style:parent-style-name="LO-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style:text-underline-style="none" fo:font-weight="normal" fo:background-color="transparent" style:font-name-asian="Candara1" style:font-size-asian="12pt" style:font-style-asian="normal" style:font-weight-asian="normal" style:font-name-complex="Candara1" style:font-size-complex="12pt"/>
    </style:style>
    <style:style style:name="P23" style:family="paragraph" style:parent-style-name="LO-normal">
      <loext:graphic-properties draw:fill="none" draw:fill-color="#ffffff"/>
      <style:paragraph-properties fo:margin-left="0.635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style:text-underline-style="none" fo:font-weight="normal" fo:background-color="transparent" style:font-name-asian="Candara1" style:font-size-asian="12pt" style:font-style-asian="normal" style:font-weight-asian="normal" style:font-name-complex="Candara1" style:font-size-complex="12pt"/>
    </style:style>
    <style:style style:name="P24" style:family="paragraph" style:parent-style-name="LO-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style:text-underline-style="none" fo:font-weight="normal" fo:background-color="transparent" style:font-name-asian="Candara1" style:font-size-asian="12pt" style:font-style-asian="normal" style:font-weight-asian="normal" style:font-name-complex="Candara1" style:font-size-complex="12pt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style:text-underline-style="none" fo:font-weight="normal" fo:background-color="transparent" style:font-name-asian="Candara1" style:font-size-asian="12pt" style:font-style-asian="normal" style:font-weight-asian="normal" style:font-name-complex="Candara1" style:font-size-complex="12pt"/>
    </style:style>
    <style:style style:name="P26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language="en" fo:country="US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7" style:family="paragraph" style:parent-style-name="LO-normal" style:list-style-name="WWNum1" style:master-page-name="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font-size="12pt" officeooo:paragraph-rsid="00285bf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style:font-name="Arial" fo:font-size="12pt" fo:language="en" fo:country="US" style:font-size-asian="12pt" style:font-size-complex="12pt"/>
    </style:style>
    <style:style style:name="P29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keep-with-next="auto"/>
      <style:text-properties style:font-name="Arial" fo:font-size="12pt" fo:language="en" fo:country="US" officeooo:paragraph-rsid="001e1bdb" style:font-size-asian="12pt" style:font-size-complex="12pt"/>
    </style:style>
    <style:style style:name="P30" style:family="paragraph" style:parent-style-name="LO-normal" style:list-style-name="WWNum1" style:master-page-name="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fo:keep-with-next="auto" style:writing-mode="lr-tb"/>
      <style:text-properties style:font-name="Arial" fo:font-size="12pt" fo:language="en" fo:country="US" officeooo:paragraph-rsid="0024ad9f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O-normal" style:list-style-name="WWNum1" style:master-page-name="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fo:keep-with-next="auto" style:writing-mode="lr-tb"/>
      <style:text-properties style:font-name="Arial" fo:font-size="12pt" fo:language="en" fo:country="US" officeooo:paragraph-rsid="0024ad9f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O-normal" style:list-style-name="WWNum1" style:master-page-name="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fo:keep-with-next="auto" style:writing-mode="lr-tb"/>
      <style:text-properties style:font-name="Arial" fo:font-size="12pt" fo:language="en" fo:country="US" officeooo:paragraph-rsid="0020c210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O-normal" style:list-style-name="WWNum1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style:font-name="Arial" fo:font-size="12pt" fo:language="en" fo:country="US" officeooo:paragraph-rsid="0020c210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O-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style:font-name="Arial" fo:font-size="12pt" fo:language="en" fo:country="US" style:font-size-asian="12pt" style:font-size-complex="12pt"/>
    </style:style>
    <style:style style:name="P35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/>
      <style:text-properties style:font-name="Arial" fo:font-size="12pt" fo:language="en" fo:country="US" officeooo:paragraph-rsid="001faed1" style:font-size-asian="12pt" style:font-size-complex="12pt"/>
    </style:style>
    <style:style style:name="P36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/>
      <style:text-properties style:font-name="Arial" fo:font-size="12pt" fo:language="en" fo:country="US" style:font-size-asian="12pt" style:font-size-complex="12pt"/>
    </style:style>
    <style:style style:name="P37" style:family="paragraph" style:parent-style-name="LO-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/>
      <style:text-properties style:font-name="Arial" fo:font-size="12pt" fo:language="en" fo:country="US" style:font-size-asian="12pt" style:font-size-complex="12pt"/>
    </style:style>
    <style:style style:name="P38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style:font-name="Arial" fo:font-size="12pt" fo:language="en" fo:country="US" officeooo:rsid="0020c210" officeooo:paragraph-rsid="0020c210" style:font-size-asian="12pt" style:font-size-complex="12pt"/>
    </style:style>
    <style:style style:name="P39" style:family="paragraph" style:parent-style-name="LO-normal">
      <style:text-properties style:font-name="Arial" fo:font-size="12pt" fo:language="en" fo:country="US" style:font-size-asian="12pt" style:font-size-complex="12pt"/>
    </style:style>
    <style:style style:name="P40" style:family="paragraph" style:parent-style-name="LO-normal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style:font-name="Arial" fo:font-size="12pt" fo:language="en" fo:country="US" officeooo:rsid="0024d286" officeooo:paragraph-rsid="0024d286" style:font-size-asian="12pt" style:font-size-complex="12pt"/>
    </style:style>
    <style:style style:name="P41" style:family="paragraph" style:parent-style-name="LO-normal" style:list-style-name="WWNum1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/>
      <style:text-properties style:font-name="Arial" fo:font-size="12pt" fo:language="en" fo:country="US" officeooo:rsid="0027fb40" officeooo:paragraph-rsid="0027fb40" style:font-size-asian="12pt" style:font-size-complex="12pt"/>
    </style:style>
    <style:style style:name="P42" style:family="paragraph" style:parent-style-name="LO-normal" style:list-style-name="WWNum1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Arial" fo:font-size="12pt" fo:language="en" fo:country="US" officeooo:rsid="00285bfd" officeooo:paragraph-rsid="00285bf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O-normal" style:list-style-name="WWNum2" style:master-page-name="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font-size="12pt" fo:language="en" fo:country="US" officeooo:rsid="002e5710" officeooo:paragraph-rsid="002e5710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LO-normal" style:list-style-name="WWNum2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Arial" fo:font-size="12pt" fo:language="en" fo:country="US" officeooo:rsid="002e5710" officeooo:paragraph-rsid="002e5710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LO-normal" style:list-style-name="WWNum2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Arial" fo:font-size="12pt" fo:language="en" fo:country="US" officeooo:rsid="002ee918" officeooo:paragraph-rsid="002ee918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LO-normal" style:list-style-name="WWNum2">
      <loext:graphic-properties draw:fill="none" draw:fill-color="#ffffff"/>
      <style:paragraph-properties fo:margin-left="0.6cm" fo:margin-right="0cm" fo:margin-top="0cm" fo:margin-bottom="0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Arial" fo:font-size="12pt" fo:language="en" fo:country="US" officeooo:rsid="003079a0" officeooo:paragraph-rsid="003079a0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O-normal">
      <style:paragraph-properties fo:text-align="center" style:justify-single-word="false"/>
      <style:text-properties style:font-name="Arial" fo:font-size="16pt" fo:language="en" fo:country="US" style:font-size-asian="16pt" style:font-size-complex="16pt"/>
    </style:style>
    <style:style style:name="P48" style:family="paragraph" style:parent-style-name="LO-normal">
      <style:paragraph-properties fo:text-align="center" style:justify-single-word="false"/>
      <style:text-properties style:font-name="Arial" fo:font-size="16pt" fo:language="en" fo:country="US" officeooo:paragraph-rsid="0022931a" style:font-size-asian="16pt" style:font-size-complex="16pt"/>
    </style:style>
    <style:style style:name="P49" style:family="paragraph" style:parent-style-name="LO-normal">
      <style:paragraph-properties fo:text-align="center" style:justify-single-word="false" fo:break-before="column"/>
      <style:text-properties style:font-name="Arial" fo:font-size="16pt" fo:language="en" fo:country="US" officeooo:paragraph-rsid="0022931a" style:font-size-asian="16pt" style:font-size-complex="16pt"/>
    </style:style>
    <style:style style:name="P5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P51" style:family="paragraph" style:parent-style-name="LO-normal" style:master-page-name="Standard">
      <style:paragraph-properties fo:text-align="center" style:justify-single-word="false" style:page-number="1"/>
      <style:text-properties fo:language="en" fo:country="US"/>
    </style:style>
    <style:style style:name="P52" style:family="paragraph" style:parent-style-name="LO-normal">
      <style:paragraph-properties fo:text-align="center" style:justify-single-word="false"/>
      <style:text-properties fo:language="en" fo:country="US"/>
    </style:style>
    <style:style style:name="P53" style:family="paragraph" style:parent-style-name="LO-normal">
      <style:paragraph-properties fo:text-align="center" style:justify-single-word="false" fo:break-before="column"/>
      <style:text-properties fo:language="en" fo:country="US"/>
    </style:style>
    <style:style style:name="P54" style:family="paragraph" style:parent-style-name="LO-normal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language="en" fo:country="US"/>
    </style:style>
    <style:style style:name="P55" style:family="paragraph" style:parent-style-name="LO-normal">
      <style:paragraph-properties fo:margin-top="0cm" fo:margin-bottom="0.282cm" style:contextual-spacing="false" fo:line-height="108%" fo:text-align="start" style:justify-single-word="false" fo:orphans="2" fo:widows="2"/>
      <style:text-properties fo:language="en" fo:country="US"/>
    </style:style>
    <style:style style:name="T1" style:family="text"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style style:name="T3" style:family="text">
      <style:text-properties style:font-name="Candara" fo:font-size="16pt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T4" style:family="text">
      <style:text-properties style:font-name="Candara" fo:font-size="17pt" fo:font-style="italic" style:text-underline-style="solid" style:text-underline-width="auto" style:text-underline-color="font-color" fo:font-weight="bold" style:font-name-asian="Candara1" style:font-size-asian="17pt" style:font-style-asian="italic" style:font-weight-asian="bold" style:font-name-complex="Candara1" style:font-size-complex="17pt"/>
    </style:style>
    <style:style style:name="T5" style:family="text">
      <style:text-properties style:font-name="Candara" fo:font-size="13pt" style:text-underline-style="none" style:font-name-asian="Candara1" style:font-size-asian="13pt" style:font-name-complex="Candara1" style:font-size-complex="13pt"/>
    </style:style>
    <style:style style:name="T6" style:family="text">
      <style:text-properties style:font-name="Candara" fo:font-size="13pt" fo:font-weight="bold" style:font-name-asian="Candara1" style:font-size-asian="13pt" style:font-weight-asian="bold" style:font-name-complex="Candara1" style:font-size-complex="13pt"/>
    </style:style>
    <style:style style:name="T7" style:family="text">
      <style:text-properties style:font-name="Candara" fo:font-size="13pt" style:font-name-asian="Candara1" style:font-size-asian="13pt" style:font-name-complex="Candara1" style:font-size-complex="13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3pt" fo:font-style="normal" style:text-underline-style="none" fo:font-weight="normal" fo:background-color="transparent" loext:char-shading-value="0" style:font-name-asian="Candara1" style:font-size-asian="13pt" style:font-style-asian="normal" style:font-weight-asian="normal" style:font-name-complex="Candara1" style:font-size-complex="13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3pt" fo:font-style="normal" fo:background-color="transparent" loext:char-shading-value="0" style:font-name-asian="Candara1" style:font-size-asian="13pt" style:font-style-asian="normal" style:font-name-complex="Candara1" style:font-size-complex="13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3pt" fo:font-style="normal" fo:font-weight="normal" fo:background-color="transparent" loext:char-shading-value="0" style:font-name-asian="Candara1" style:font-size-asian="13pt" style:font-style-asian="normal" style:font-weight-asian="normal" style:font-name-complex="Candara1" style:font-size-complex="13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fo:font-weight="normal" fo:background-color="transparent" loext:char-shading-value="0" style:font-name-asian="Calibri1" style:font-size-asian="13pt" style:font-style-asian="normal" style:font-weight-asian="normal" style:font-name-complex="Calibri1" style:font-size-complex="13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fo:background-color="transparent" loext:char-shading-value="0" style:font-name-asian="Calibri1" style:font-size-asian="13pt" style:font-style-asian="normal" style:font-name-complex="Calibri1" style:font-size-complex="13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fo:background-color="transparent" loext:char-shading-value="0" style:font-name-asian="Calibri1" style:font-size-asian="13pt" style:font-style-asian="normal" style:font-weight-asian="normal" style:font-name-complex="Calibri1" style:font-size-complex="13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ize="13pt" fo:font-style="normal" style:text-underline-style="none" fo:font-weight="normal" fo:background-color="transparent" loext:char-shading-value="0" style:font-name-asian="Candara1" style:font-size-asian="13pt" style:font-style-asian="normal" style:font-weight-asian="normal" style:font-name-complex="Candara1" style:font-size-complex="13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style="normal" fo:font-weight="normal" officeooo:rsid="001e1bdb" fo:background-color="transparent" loext:char-shading-value="0" style:font-name-asian="Calibri1" style:font-style-asian="normal" style:font-weight-asian="normal" style:font-name-complex="Calibri1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Candara1" style:font-style-asian="normal" style:font-weight-asian="normal" style:font-name-complex="Candara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Calibri1" style:font-style-asian="normal" style:font-weight-asian="normal" style:font-name-complex="Calibri1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227561" fo:background-color="transparent" loext:char-shading-value="0" style:font-name-asian="Calibri1" style:font-style-asian="normal" style:font-weight-asian="normal" style:font-name-complex="Calibri1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24ad9f" fo:background-color="transparent" loext:char-shading-value="0" style:font-name-asian="Calibri1" style:font-style-asian="normal" style:font-weight-asian="normal" style:font-name-complex="Calibri1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solid" style:text-underline-width="auto" style:text-underline-color="font-color" fo:font-weight="bold" style:font-name-asian="Candara1" style:font-style-asian="normal" style:font-weight-asian="bold" style:font-name-complex="Candara1" fo:background-color="#ffff00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285bfd" fo:background-color="transparent" loext:char-shading-value="0" style:font-name-asian="Candara1" style:font-style-asian="normal" style:font-weight-asian="normal" style:font-name-complex="Candara1"/>
    </style:style>
    <style:style style:name="T23" style:family="text">
      <style:text-properties fo:font-variant="normal" fo:text-transform="none" fo:color="#c9211e" loext:opacity="100%" style:text-line-through-style="none" style:text-line-through-type="none" style:text-position="0% 100%" fo:font-style="normal" style:text-underline-style="none" fo:font-weight="bold" officeooo:rsid="0024ad9f" fo:background-color="transparent" loext:char-shading-value="0" style:font-name-asian="Calibri1" style:font-style-asian="normal" style:font-weight-asian="bold" style:font-name-complex="Calibri1" style:font-weight-complex="bold"/>
    </style:style>
    <style:style style:name="T24" style:family="text">
      <style:text-properties fo:font-variant="normal" fo:text-transform="none" fo:color="#c9211e" loext:opacity="100%" style:text-line-through-style="none" style:text-line-through-type="none" style:text-position="0% 100%" fo:font-style="normal" style:text-underline-style="none" fo:font-weight="bold" officeooo:rsid="00246a82" fo:background-color="transparent" loext:char-shading-value="0" style:font-name-asian="Calibri1" style:font-style-asian="normal" style:font-weight-asian="bold" style:font-name-complex="Calibri1" style:font-weight-complex="bold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officeooo:rsid="001ae22c"/>
    </style:style>
    <style:style style:name="T27" style:family="text">
      <style:text-properties officeooo:rsid="001bc999"/>
    </style:style>
    <style:style style:name="T28" style:family="text">
      <style:text-properties officeooo:rsid="001d9d2a"/>
    </style:style>
    <style:style style:name="T29" style:family="text">
      <style:text-properties fo:font-style="italic" style:text-underline-style="solid" style:text-underline-width="auto" style:text-underline-color="font-color" fo:font-weight="bold" style:font-name-asian="Candara1" style:font-style-asian="italic" style:font-weight-asian="bold" style:font-name-complex="Candara1"/>
    </style:style>
    <style:style style:name="T30" style:family="text">
      <style:text-properties style:text-underline-style="solid" style:text-underline-width="auto" style:text-underline-color="font-color" fo:font-weight="bold" style:font-name-asian="Candara1" style:font-weight-asian="bold" style:font-name-complex="Candara1"/>
    </style:style>
    <style:style style:name="T31" style:family="text">
      <style:text-properties style:text-underline-style="solid" style:text-underline-width="auto" style:text-underline-color="font-color" fo:font-weight="bold" style:font-name-asian="Candara1" style:font-weight-asian="bold" style:font-name-complex="Candara1" fo:background-color="#ffff00"/>
    </style:style>
    <style:style style:name="T32" style:family="text">
      <style:text-properties style:font-name="Arial" fo:font-size="12pt" style:font-size-asian="12pt" style:font-size-complex="12pt"/>
    </style:style>
    <style:style style:name="T33" style:family="text">
      <style:text-properties fo:color="#c9211e" loext:opacity="100%" fo:font-weight="bold" style:font-weight-asian="bold" style:font-weight-complex="bold"/>
    </style:style>
    <style:style style:name="T34" style:family="text">
      <style:text-properties fo:font-size="12pt" style:font-size-asian="12pt" style:font-size-complex="12pt"/>
    </style:style>
    <style:style style:name="Sect1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bookmark text:name="_gjdgxs"/><text:span text:style-name="T1">Spreadsheets</text:span></text:p>
      <text:section text:style-name="Sect1" text:name="TextSection">
        <text:p text:style-name="P47"><text:span text:style-name="T29">Page 52</text:span></text:p>
        <text:list text:style-name="WWNum1">
          <text:list-item>
            <text:p text:style-name="P28"><text:span text:style-name="T17">Answer the questions</text:span></text:p>
            <text:list>
              <text:list-item>
                <text:p text:style-name="P7"><text:s/>4763-223</text:p>
              </text:list-item>
              <text:list-item>
                <text:p text:style-name="P7"><text:s/><text:span text:style-name="T27">45</text:span></text:p>
              </text:list-item>
              <text:list-item>
                <text:p text:style-name="P7"><text:s/><text:span text:style-name="T27"><text:s/>Network Cables</text:span></text:p>
              </text:list-item>
              <text:list-item>
                <text:p text:style-name="P7"><text:s/><text:span text:style-name="T27"><text:s/>Monitor</text:span></text:p>
              </text:list-item>
              <text:list-item>
                <text:p text:style-name="P8"><text:span text:style-name="T26"><text:s/>Taiwan</text:span></text:p>
              </text:list-item>
              <text:list-item>
                <text:p text:style-name="P9"><text:s/><text:span text:style-name="T28">573-L3</text:span></text:p>
              </text:list-item>
              <text:list-item>
                <text:p text:style-name="P10"><text:s/>36</text:p>
              </text:list-item>
            </text:list>
          </text:list-item>
        </text:list>
        <text:p text:style-name="P22"/>
        <text:list text:continue-numbering="true" text:style-name="WWNum1">
          <text:list-item>
            <text:p text:style-name="P28"><text:span text:style-name="T17">Listen. </text:span><text:span text:style-name="T21">En estos ejercicios es muy importante fijarse bien y traducir las frases que están en negrita morada.</text:span></text:p>
            <text:list>
              <text:list-item>
                <text:p text:style-name="P11"><text:s/>parts</text:p>
              </text:list-item>
              <text:list-item>
                <text:p text:style-name="P11"><text:s/>formula</text:p>
              </text:list-item>
              <text:list-item>
                <text:p text:style-name="P11"><text:s/>sort</text:p>
              </text:list-item>
              <text:list-item>
                <text:p text:style-name="P11"><text:s/>categories</text:p>
              </text:list-item>
              <text:list-item>
                <text:p text:style-name="P29"><text:span text:style-name="T16"><text:s/>automatically</text:span></text:p>
              </text:list-item>
            </text:list>
          </text:list-item>
          <text:list-item>
            <text:p text:style-name="P40"><text:span text:style-name="T17"><text:s/>Nada que hacer.</text:span></text:p>
          </text:list-item>
          <text:list-item>
            <text:p text:style-name="P35"><text:span text:style-name="T17">True or False. Correct false ones:</text:span></text:p>
            <text:p text:style-name="P30"><text:span text:style-name="T18">4.1. </text:span><text:span text:style-name="T19">False</text:span><text:span text:style-name="T20">.<text:line-break/></text:span><text:span text:style-name="T23">The manager said let's multiply the quantity of items in column C by the price in column G.</text:span></text:p>
            <text:p text:style-name="P30"><text:span text:style-name="T18">4.2. </text:span><text:span text:style-name="T19">False<text:line-break/></text:span><text:span text:style-name="T24">The new employee can simply copy and paste the formula from one cell to another.</text:span></text:p>
            <text:p text:style-name="P32"><text:span text:style-name="T18">4.3. </text:span><text:span text:style-name="T19">True</text:span></text:p>
            <text:p text:style-name="P33"><text:span text:style-name="T18">4.4. </text:span><text:span text:style-name="T19">True</text:span></text:p>
            <text:p text:style-name="P33"><text:span text:style-name="T18">4.5.</text:span><text:span text:style-name="T19"> True</text:span></text:p>
          </text:list-item>
          <text:list-item>
            <text:p text:style-name="P38"><text:span text:style-name="T17">Then match the words to the pictures:</text:span></text:p>
            <text:list>
              <text:list-item>
                <text:p text:style-name="P27"><text:span text:style-name="T22">bar char</text:span></text:p>
              </text:list-item>
              <text:list-item>
                <text:p text:style-name="P42">scatter chart</text:p>
              </text:list-item>
              <text:list-item>
                <text:p text:style-name="P42">flow chart</text:p>
              </text:list-item>
              <text:list-item>
                <text:p text:style-name="P42">line graph</text:p>
              </text:list-item>
              <text:list-item>
                <text:p text:style-name="P42">pie chart</text:p>
              </text:list-item>
            </text:list>
          </text:list-item>
        </text:list>
        <text:p text:style-name="P48"><text:span text:style-name="T29"/></text:p>
        <text:p text:style-name="P48"><text:span text:style-name="T29"/></text:p>
        <text:p text:style-name="P49"><text:span text:style-name="T29">Page 53 – Working with vocabulary</text:span></text:p>
        <text:p text:style-name="P39"><text:span text:style-name="T31">Fijarse bien y traducir las palabras y expresiones en negrita morada</text:span><text:span text:style-name="T30">.</text:span></text:p>
        <text:list text:continue-numbering="true" text:style-name="WWNum1">
          <text:list-item>
            <text:p text:style-name="P28"><text:span text:style-name="T17">Match:</text:span></text:p>
            <text:list>
              <text:list-item>
                <text:p text:style-name="P12"><text:s/>d</text:p>
              </text:list-item>
              <text:list-item>
                <text:p text:style-name="P12"><text:s/>c</text:p>
              </text:list-item>
              <text:list-item>
                <text:p text:style-name="P12"><text:s/>g</text:p>
              </text:list-item>
              <text:list-item>
                <text:p text:style-name="P13"><text:s/>e</text:p>
              </text:list-item>
              <text:list-item>
                <text:p text:style-name="P14"><text:s/>a</text:p>
              </text:list-item>
              <text:list-item>
                <text:p text:style-name="P14"><text:s/>b</text:p>
              </text:list-item>
              <text:list-item>
                <text:p text:style-name="P41"><text:s/>f</text:p>
              </text:list-item>
            </text:list>
          </text:list-item>
          <text:list-item>
            <text:p text:style-name="P28"><text:span text:style-name="T17">Listen and choose the correct answer:</text:span></text:p>
            <text:list>
              <text:list-item>
                <text:p text:style-name="P15">divide</text:p>
              </text:list-item>
              <text:list-item>
                <text:p text:style-name="P16">fill</text:p>
              </text:list-item>
              <text:list-item>
                <text:p text:style-name="P16">sum</text:p>
              </text:list-item>
              <text:list-item>
                <text:p text:style-name="P16">average</text:p>
              </text:list-item>
              <text:list-item>
                <text:p text:style-name="P16">subtract</text:p>
              </text:list-item>
            </text:list>
            <text:p text:style-name="P28"><text:span text:style-name="T17"/></text:p>
          </text:list-item>
          <text:list-item>
            <text:p text:style-name="P36"><text:span text:style-name="T17">Complete:</text:span></text:p>
            <text:list>
              <text:list-item>
                <text:p text:style-name="P17">autosum</text:p>
              </text:list-item>
              <text:list-item>
                <text:p text:style-name="P17">multiply</text:p>
              </text:list-item>
              <text:list-item>
                <text:p text:style-name="P17">cell</text:p>
              </text:list-item>
              <text:list-item>
                <text:p text:style-name="P17">scatter chart</text:p>
              </text:list-item>
              <text:list-item>
                <text:p text:style-name="P17">add</text:p>
              </text:list-item>
              <text:list-item>
                <text:p text:style-name="P17">woeksheet</text:p>
              </text:list-item>
              <text:list-item>
                <text:p text:style-name="P21">clear</text:p>
              </text:list-item>
            </text:list>
          </text:list-item>
        </text:list>
        <text:p text:style-name="P22"/>
        <text:p text:style-name="P25"/>
      </text:section>
      <text:section text:style-name="Sect2" text:name="Sección1">
        <text:p text:style-name="P52"><text:soft-page-break/><text:span text:style-name="T1">SPREADSHEETS</text:span></text:p>
      </text:section>
      <text:section text:style-name="Sect3" text:name="Sección2">
        <text:p text:style-name="P52"><text:span text:style-name="T4">Page 54</text:span></text:p>
        <text:list text:style-name="WWNum2">
          <text:list-item>
            <text:p text:style-name="P34"><text:span text:style-name="T17">True or False. Correct false ones::</text:span></text:p>
            <text:list>
              <text:list-item>
                <text:p text:style-name="P18">False<text:line-break/><text:span text:style-name="T33">Mr Brandon works for a sportswear company.</text:span></text:p>
              </text:list-item>
              <text:list-item>
                <text:p text:style-name="P19">True</text:p>
              </text:list-item>
              <text:list-item>
                <text:p text:style-name="P19">False<text:line-break/><text:span text:style-name="T33">His business is located in Lipfield.</text:span></text:p>
              </text:list-item>
              <text:list-item>
                <text:p text:style-name="P19">False<text:line-break/><text:span text:style-name="T33">Helen J. is his tech rep.</text:span></text:p>
              </text:list-item>
              <text:list-item>
                <text:p text:style-name="P19">True</text:p>
              </text:list-item>
              <text:list-item>
                <text:p text:style-name="P19">True</text:p>
              </text:list-item>
            </text:list>
          </text:list-item>
        </text:list>
        <text:p text:style-name="P24"/>
        <text:list xml:id="list135006360250507" text:continue-numbering="true" text:style-name="WWNum2">
          <text:list-item>
            <text:p text:style-name="P34"><text:span text:style-name="T17">Listen and match:</text:span></text:p>
          </text:list-item>
        </text:list>
        <text:list text:style-name="WWNum3">
          <text:list-item>
            <text:p text:style-name="P20">4</text:p>
          </text:list-item>
          <text:list-item>
            <text:p text:style-name="P20">6</text:p>
          </text:list-item>
          <text:list-item>
            <text:p text:style-name="P20">2</text:p>
          </text:list-item>
          <text:list-item>
            <text:p text:style-name="P20">5</text:p>
          </text:list-item>
          <text:list-item>
            <text:p text:style-name="P20">1</text:p>
          </text:list-item>
          <text:list-item>
            <text:p text:style-name="P20">3</text:p>
          </text:list-item>
        </text:list>
        <text:p text:style-name="P26"/>
        <text:list text:continue-list="list135006360250507" text:style-name="WWNum2">
          <text:list-item>
            <text:p text:style-name="P34"><text:span text:style-name="T17">Nada que hacer aquí.</text:span></text:p>
            <text:p text:style-name="P37"><text:span text:style-name="T17"/></text:p>
          </text:list-item>
          <text:list-item>
            <text:p text:style-name="P34"><text:span text:style-name="T17">Answer the questions: </text:span></text:p>
            <text:list>
              <text:list-item>
                <text:p text:style-name="P43"><text:span text:style-name="T17">It's 48 Tassmin Ave.</text:span></text:p>
              </text:list-item>
              <text:list-item>
                <text:p text:style-name="P44"><text:span text:style-name="T17">Business.</text:span></text:p>
              </text:list-item>
              <text:list-item>
                <text:p text:style-name="P45"><text:span text:style-name="T17">56 Parker Street, Butler, 19942</text:span></text:p>
              </text:list-item>
              <text:list-item>
                <text:p text:style-name="P45"><text:span text:style-name="T17">Monday, 20th September, 12:00.</text:span></text:p>
              </text:list-item>
              <text:list-item>
                <text:p text:style-name="P45"><text:span text:style-name="T17">Delivery before October 1st.</text:span></text:p>
              </text:list-item>
              <text:list-item>
                <text:p text:style-name="P46"><text:span text:style-name="T17">To Natasha M, purchasing department.</text:span></text:p>
              </text:list-item>
            </text:list>
          </text:list-item>
        </text:list>
        <text:p text:style-name="P23"/>
        <text:p text:style-name="P52"><text:span text:style-name="T4"/></text:p>
        <text:p text:style-name="P53"><text:span text:style-name="T4">Page 55 – Working with vocabulary</text:span></text:p>
        <text:list text:continue-numbering="true" text:style-name="WWNum2">
          <text:list-item>
            <text:p text:style-name="P54"><text:span text:style-name="T9">Listen and Match:</text:span></text:p>
            <text:list>
              <text:list-item>
                <text:p text:style-name="P1">a</text:p>
              </text:list-item>
              <text:list-item>
                <text:p text:style-name="P1">f</text:p>
              </text:list-item>
              <text:list-item>
                <text:p text:style-name="P1">e</text:p>
              </text:list-item>
              <text:list-item>
                <text:p text:style-name="P1">b</text:p>
              </text:list-item>
              <text:list-item>
                <text:p text:style-name="P1">c</text:p>
              </text:list-item>
              <text:list-item>
                <text:p text:style-name="P1">d</text:p>
              </text:list-item>
            </text:list>
          </text:list-item>
        </text:list>
        <text:p text:style-name="P5"/>
        <text:list text:continue-numbering="true" text:style-name="WWNum2">
          <text:list-item>
            <text:p text:style-name="P54"><text:span text:style-name="T9">Complete:</text:span></text:p>
            <text:list>
              <text:list-item>
                <text:p text:style-name="P2">owner</text:p>
              </text:list-item>
              <text:list-item>
                <text:p text:style-name="P2">update</text:p>
              </text:list-item>
              <text:list-item>
                <text:p text:style-name="P3">store</text:p>
              </text:list-item>
              <text:list-item>
                <text:p text:style-name="P3">records</text:p>
              </text:list-item>
              <text:list-item>
                <text:p text:style-name="P3">retail</text:p>
              </text:list-item>
              <text:list-item>
                <text:p text:style-name="P2">retrieve</text:p>
              </text:list-item>
              <text:list-item>
                <text:p text:style-name="P2">query</text:p>
              </text:list-item>
            </text:list>
          </text:list-item>
        </text:list>
        <text:p text:style-name="P5"/>
        <text:list text:continue-numbering="true" text:style-name="WWNum2">
          <text:list-item>
            <text:p text:style-name="P54"><text:span text:style-name="T9">Match:</text:span></text:p>
            <text:list>
              <text:list-item>
                <text:p text:style-name="P4">b</text:p>
              </text:list-item>
              <text:list-item>
                <text:p text:style-name="P3">c</text:p>
              </text:list-item>
              <text:list-item>
                <text:p text:style-name="P4">e</text:p>
              </text:list-item>
              <text:list-item>
                <text:p text:style-name="P4">f</text:p>
              </text:list-item>
              <text:list-item>
                <text:p text:style-name="P4">a</text:p>
              </text:list-item>
              <text:list-item>
                <text:p text:style-name="P4">d</text:p>
              </text:list-item>
            </text:list>
          </text:list-item>
        </text:list>
        <text:p text:style-name="P6"/>
        <text:p text:style-name="P55"><text:span text:style-name="T6">“Your Turn”</text:span><text:span text:style-name="T7"> Nada que hacer aquí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Liberation Sans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font-size="14pt" fo:font-weight="bold" style:font-size-asian="14pt" style:font-weight-asian="bold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397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M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page-layout style:name="Mpm1">
      <style:page-layout-properties fo:page-width="21.001cm" fo:page-height="29.7cm" style:num-format="1" style:print-orientation="portrait" fo:margin-top="1cm" fo:margin-bottom="2.251cm" fo:margin-left="1.27cm" fo:margin-right="1.27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13 <text:s text:c="41"/></text:span><text:span text:style-name="MT2"><text:s text:c="87"/></text:span><text:span text:style-name="MT1"><text:s text:c="26"/>SPREADSHEETS</text:span></text:p>
      </style:header>
      <style:header-left>
        <text:p text:style-name="MP1"><text:span text:style-name="MT1">UNIT 1<text:tab/>SPREADSHEETS</text:span></text:p>
      </style:head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ES</dc:language>
    <dc:date>2023-10-08T13:50:05.656009680</dc:date>
    <meta:editing-cycles>3</meta:editing-cycles>
    <meta:editing-duration>PT8M6S</meta:editing-duration>
    <meta:generator>LibreOffice/7.6.2.1$Linux_X86_64 LibreOffice_project/60$Build-1</meta:generator>
    <meta:document-statistic meta:table-count="0" meta:image-count="0" meta:object-count="0" meta:page-count="2" meta:paragraph-count="103" meta:word-count="352" meta:character-count="1909" meta:non-whitespace-character-count="1569"/>
    <meta:user-defined meta:name="AppVersion">15.0000</meta:user-defined>
  </office:meta>
</office:document-meta>
</file>